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family="paragraph">
      <style:paragraph-properties fo:margin-left="1in">
        <style:tab-stops/>
      </style:paragraph-properties>
    </style:style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Dane pobrane z kanadyjskiego rządu, aby uzyskać wartości parametrów dla przedziałowania, które przybliży faktycznie stosowaną klasyfikację pojazdów.</text:p>
        </text:list-item>
      </text:list>
      <text:p text:style-name="ListParagraph"/>
      <text:list text:style-name="LFO1" text:continue-numbering="true">
        <text:list-item>
          <text:p text:style-name="P2">Celem głównym analizy jest prognoza klasy emisyjności, której wyniki umożliwią nam odpowiedzenie na pytania badawcze</text:p>
          <text:list text:continue-numbering="true">
            <text:list-item>
              <text:p text:style-name="P3">Czy istnieje rozbieżność między precyzją klasyfikacji w zależności od modelu.</text:p>
            </text:list-item>
            <text:list-item>
              <text:p text:style-name="P4"><text:s/>Nie trzeba komentować pytania.</text:p>
            </text:list-item>
            <text:list-item>
              <text:p text:style-name="P5">Strategie uczenia za chwilę zostaną umówione</text:p>
            </text:list-item>
            <text:list-item>
              <text:p text:style-name="P6">Domyślamy się, że większa liczba cech utrudnia zadanie.</text:p>
            </text:list-item>
            <text:list-item>
              <text:p text:style-name="P7">Wyjaśnienie modeli prostych i zaawansowanych za chwilę.</text:p>
            </text:list-item>
          </text:list>
        </text:list-item>
      </text:list>
      <text:p text:style-name="P8"/>
      <text:list text:style-name="LFO1" text:continue-numbering="true">
        <text:list-item>
          <text:p text:style-name="P9">Bez komentarza.</text:p>
        </text:list-item>
        <text:list-item>
          <text:p text:style-name="P10">Modele oparte na drzewach decyzyjnych są technicznie bardziej skomplikowane niż proste modele liniowej regresji, KNN czy regresji logistycznej.<text:s/>(wyjaśnienie podziału)</text:p>
        </text:list-item>
        <text:list-item>
          <text:p text:style-name="P11">Cztery różne strategie uczenia, z których<text:s/>każda opiera się na możliwym uwzględnieniu wyboru cech i możliwym uwzględnieniu optymalizacji hiperparametrów.</text:p>
        </text:list-item>
        <text:list-item>
          <text:p text:style-name="P12">Bez komentarz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EndnoteText" style:display-name="End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/>
    </style:style>
    <style:style style:name="EndnoteReference" style:display-name="Endnote Reference" style:family="text" style:parent-style-name="DefaultParagraphFont">
      <style:text-properties style:text-position="super 58.3%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weł Nowak</meta:initial-creator>
    <dc:creator>Paweł Nowak</dc:creator>
    <meta:creation-date>2024-10-21T20:39:00Z</meta:creation-date>
    <dc:date>2024-10-21T20:39:00Z</dc:date>
    <meta:template xlink:href="Normal.dotm" xlink:type="simple"/>
    <meta:editing-cycles>2</meta:editing-cycles>
    <meta:editing-duration>PT60S</meta:editing-duration>
    <meta:document-statistic meta:page-count="1" meta:paragraph-count="1" meta:word-count="126" meta:character-count="886" meta:row-count="6" meta:non-whitespace-character-count="761"/>
  </office:meta>
</office:document-meta>
</file>